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8pt" style:font-size-asian="8pt" style:font-size-complex="8pt"/>
    </style:style>
    <style:style style:name="P2" style:family="paragraph" style:parent-style-name="Preformatted_20_Text">
      <style:text-properties fo:color="#ff0000" style:font-name="DejaVu Sans Mono" fo:font-size="8pt" style:font-size-asian="8pt" style:font-size-complex="8pt"/>
    </style:style>
    <style:style style:name="P3" style:family="paragraph" style:parent-style-name="Preformatted_20_Text">
      <style:text-properties fo:color="#ff00ff" style:font-name="DejaVu Sans Mono" fo:font-size="8pt" style:font-size-asian="8pt" style:font-size-complex="8pt"/>
    </style:style>
    <style:style style:name="P4" style:family="paragraph" style:parent-style-name="Preformatted_20_Text">
      <style:text-properties fo:color="#008000" style:font-name="DejaVu Sans Mono" fo:font-size="8pt" style:font-size-asian="8pt" style:font-size-complex="8pt"/>
    </style:style>
    <style:style style:name="T1" style:family="text">
      <style:text-properties fo:color="#ff0000"/>
    </style:style>
    <style:style style:name="T2" style:family="text">
      <style:text-properties fo:color="#0000ff"/>
    </style:style>
    <style:style style:name="T3" style:family="text">
      <style:text-properties fo:color="#008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;; LD-BYTES</text:p>
      <text:p text:style-name="P1"><text:span text:style-name="T2">L0556:</text:span> <text:s/>INC <text:s text:c="4"/>D <text:s text:c="11"/><text:span text:style-name="T3">; reset the zero flag without disturbing carry.</text:span></text:p>
      <text:p text:style-name="P1"><text:s text:c="8"/>EX <text:s text:c="5"/>AF,AF' <text:s text:c="6"/><text:span text:style-name="T3">; preserve entry flags.</text:span></text:p>
      <text:p text:style-name="P1"><text:s text:c="8"/>DEC <text:s text:c="4"/>D <text:s text:c="11"/><text:span text:style-name="T3">; restore high byte of length.</text:span></text:p>
      <text:p text:style-name="P1"><text:s text:c="8"/>DI <text:s text:c="18"/><text:span text:style-name="T3">; disable interrupts</text:span></text:p>
      <text:p text:style-name="P2"><text:s text:c="8"/>LD <text:s text:c="5"/>A,$0F <text:s text:c="7"/><text:span text:style-name="T3">; make the border white and mic off.</text:span></text:p>
      <text:p text:style-name="P2"><text:s text:c="8"/>OUT <text:s text:c="4"/>($FE),A <text:s text:c="5"/><text:span text:style-name="T3">; output to port.</text:span></text:p>
      <text:p text:style-name="P1"><text:s text:c="8"/>LD <text:s text:c="5"/>HL,L053F <text:s text:c="4"/><text:span text:style-name="T3">; Address: SA/LD-RET</text:span></text:p>
      <text:p text:style-name="P1"><text:s text:c="8"/>PUSH <text:s text:c="3"/>HL <text:s text:c="10"/><text:span text:style-name="T3">; is saved on stack as terminating routine.</text:span></text:p>
      <text:p text:style-name="P2"><text:s text:c="8"/>IN <text:s text:c="5"/>A,($FE) <text:s text:c="5"/><text:span text:style-name="T3">; read the ear state - bit 6.</text:span></text:p>
      <text:p text:style-name="P2"><text:s text:c="8"/>RRA <text:s text:c="17"/><text:span text:style-name="T3">; rotate to bit 5.</text:span></text:p>
      <text:p text:style-name="P2"><text:s text:c="8"/>AND <text:s text:c="4"/>$20 <text:s text:c="9"/><text:span text:style-name="T3">; isolate this bit.</text:span></text:p>
      <text:p text:style-name="P2"><text:s text:c="8"/>OR <text:s text:c="5"/>$02 <text:s text:c="9"/><text:span text:style-name="T3">; combine with red border colour.</text:span></text:p>
      <text:p text:style-name="P2"><text:s text:c="8"/>LD <text:s text:c="5"/>C,A <text:s text:c="9"/><text:span text:style-name="T3">; and store initial state long-term in C.</text:span></text:p>
      <text:p text:style-name="P1"><text:s text:c="8"/>CP <text:s text:c="5"/>A <text:s text:c="11"/><text:span text:style-name="T3">; set the zero flag.</text:span></text:p>
      <text:p text:style-name="P1"/>
      <text:p text:style-name="P3">;; LD-BREAK</text:p>
      <text:p text:style-name="P1"><text:span text:style-name="T2">L056B:</text:span> <text:s/>RET <text:s text:c="4"/>NZ <text:s text:c="10"/><text:span text:style-name="T3">; return if at any time space is pressed.</text:span></text:p>
      <text:p text:style-name="P1"/>
      <text:p text:style-name="P3">;; LD-START</text:p>
      <text:p text:style-name="P2"><text:span text:style-name="T2">L056C:</text:span> <text:s/>CALL <text:s text:c="3"/>L05E7 <text:s text:c="7"/><text:span text:style-name="T3">; routine LD-EDGE-1</text:span></text:p>
      <text:p text:style-name="P2"><text:s text:c="8"/>JR <text:s text:c="5"/>NC,L056B <text:s text:c="4"/><text:span text:style-name="T3">; back to LD-BREAK with time out and no edge present on tape.</text:span></text:p>
      <text:p text:style-name="P2"><text:s text:c="8"/>LD <text:s text:c="5"/>HL,$0415 <text:s text:c="4"/><text:span text:style-name="T3">; set up 16-bit outer loop counter for approx 1 second delay.</text:span></text:p>
      <text:p text:style-name="P2"/>
      <text:p text:style-name="P3">;; LD-WAIT</text:p>
      <text:p text:style-name="P2"><text:span text:style-name="T2">L0574:</text:span> <text:s/>DJNZ <text:s text:c="3"/>L0574 <text:s text:c="7"/><text:span text:style-name="T3">; self loop to LD-WAIT (for 256 times)</text:span></text:p>
      <text:p text:style-name="P2"><text:s text:c="8"/>DEC <text:s text:c="4"/>HL <text:s text:c="10"/><text:span text:style-name="T3">; decrease outer loop counter.</text:span></text:p>
      <text:p text:style-name="P2"><text:s text:c="8"/>LD <text:s text:c="5"/>A,H <text:s text:c="9"/><text:span text:style-name="T3">; test for</text:span></text:p>
      <text:p text:style-name="P2"><text:s text:c="8"/>OR <text:s text:c="5"/>L <text:s text:c="11"/><text:span text:style-name="T3">; zero.</text:span></text:p>
      <text:p text:style-name="P2"><text:s text:c="8"/>JR <text:s text:c="5"/>NZ,L0574 <text:s text:c="4"/><text:span text:style-name="T3">; back to LD-WAIT, if not zero, with zero in B.</text:span></text:p>
      <text:p text:style-name="P2"><text:s text:c="8"/>CALL <text:s text:c="3"/>L05E3 <text:s text:c="7"/><text:span text:style-name="T3">; routine LD-EDGE-2</text:span></text:p>
      <text:p text:style-name="P2"><text:s text:c="8"/>JR <text:s text:c="5"/>NC,L056B <text:s text:c="4"/><text:span text:style-name="T3">; back to LD-BREAK if no edges at all.</text:span></text:p>
      <text:p text:style-name="P2"/>
      <text:p text:style-name="P3">;; LD-LEADER</text:p>
      <text:p text:style-name="P2"><text:span text:style-name="T2">L0580:</text:span> <text:s/>LD <text:s text:c="5"/>B,$9C <text:s text:c="7"/><text:span text:style-name="T3">; set timing value.</text:span></text:p>
      <text:p text:style-name="P2"><text:s text:c="8"/>CALL <text:s text:c="3"/>L05E3 <text:s text:c="7"/><text:span text:style-name="T3">; routine LD-EDGE-2</text:span></text:p>
      <text:p text:style-name="P2"><text:s text:c="8"/>JR <text:s text:c="5"/>NC,L056B <text:s text:c="4"/><text:span text:style-name="T3">; back to LD-BREAK if time-out</text:span></text:p>
      <text:p text:style-name="P2"><text:s text:c="8"/>LD <text:s text:c="5"/>A,$C6 <text:s text:c="7"/><text:span text:style-name="T3">; two edges must be spaced apart.</text:span></text:p>
      <text:p text:style-name="P2"><text:s text:c="8"/>CP <text:s text:c="5"/>B <text:s text:c="11"/><text:span text:style-name="T3">; compare</text:span></text:p>
      <text:p text:style-name="P2"><text:s text:c="8"/>JR <text:s text:c="5"/>NC,L056C <text:s text:c="4"/><text:span text:style-name="T3">; back to LD-START if too close together for a lead-in.</text:span></text:p>
      <text:p text:style-name="P2"><text:s text:c="8"/>INC <text:s text:c="4"/>H <text:s text:c="11"/><text:span text:style-name="T3">; proceed to test 256 edged sample.</text:span></text:p>
      <text:p text:style-name="P2"><text:s text:c="8"/>JR <text:s text:c="5"/>NZ,L0580 <text:s text:c="4"/><text:span text:style-name="T3">; back to LD-LEADER while more to do.</text:span></text:p>
      <text:p text:style-name="P2"/>
      <text:p text:style-name="P3">;; LD-SYNC</text:p>
      <text:p text:style-name="P2"><text:span text:style-name="T2">L058F:</text:span> <text:s/>LD <text:s text:c="5"/>B,$C9 <text:s text:c="7"/><text:span text:style-name="T3">; initial timing value in B.</text:span></text:p>
      <text:p text:style-name="P2"><text:s text:c="8"/>CALL <text:s text:c="3"/>L05E7 <text:s text:c="7"/><text:span text:style-name="T3">; routine LD-EDGE-1</text:span></text:p>
      <text:p text:style-name="P2"><text:s text:c="8"/>JR <text:s text:c="5"/>NC,L056B <text:s text:c="4"/><text:span text:style-name="T3">; back to LD-BREAK with time-out.</text:span></text:p>
      <text:p text:style-name="P2"><text:s text:c="8"/>LD <text:s text:c="5"/>A,B <text:s text:c="9"/><text:span text:style-name="T3">; fetch augmented timing value from B.</text:span></text:p>
      <text:p text:style-name="P2"><text:s text:c="8"/>CP <text:s text:c="5"/>$D4 <text:s text:c="9"/><text:span text:style-name="T3">; compare </text:span></text:p>
      <text:p text:style-name="P2"><text:s text:c="8"/>JR <text:s text:c="5"/>NC,L058F <text:s text:c="4"/><text:span text:style-name="T3">; back to LD-SYNC if gap too big, that is a normal lead-in edge gap.</text:span></text:p>
      <text:p text:style-name="P2"><text:s text:c="8"/>CALL <text:s text:c="3"/>L05E7 <text:s text:c="7"/><text:span text:style-name="T3">; routine LD-EDGE-1</text:span></text:p>
      <text:p text:style-name="P2"><text:s text:c="8"/>RET <text:s text:c="4"/>NC <text:s text:c="9"/><text:span text:style-name="T3"><text:s/>; return with time-out.</text:span></text:p>
      <text:p text:style-name="P2"><text:s text:c="8"/>LD <text:s text:c="5"/>A,C <text:s text:c="8"/><text:span text:style-name="T3"><text:s/>; fetch long-term mask from C</text:span></text:p>
      <text:p text:style-name="P2"><text:s text:c="8"/>XOR <text:s text:c="4"/>$03 <text:s text:c="8"/><text:span text:style-name="T3"><text:s/>; and make blue/yellow.</text:span></text:p>
      <text:p text:style-name="P2"><text:s text:c="8"/>LD <text:s text:c="5"/>C,A <text:s text:c="9"/><text:span text:style-name="T3">; store the new long-term byte.</text:span></text:p>
      <text:p text:style-name="P1"><text:s text:c="8"/>LD <text:s text:c="5"/>H,$00 <text:s text:c="7"/><text:span text:style-name="T3">; set up parity byte as zero.</text:span></text:p>
      <text:p text:style-name="P2"><text:s text:c="8"/>LD <text:s text:c="5"/>B,$B0 <text:s text:c="6"/><text:span text:style-name="T3"><text:s/>; timing.</text:span></text:p>
      <text:p text:style-name="P1"><text:s text:c="8"/>JR <text:s text:c="5"/>L05C8 <text:s text:c="7"/><text:span text:style-name="T3">; forward to LD-MARKER </text:span></text:p>
      <text:p text:style-name="P1"><text:s text:c="29"/><text:span text:style-name="T3">; the loop mid entry point with the alternate </text:span></text:p>
      <text:p text:style-name="P4"><text:s text:c="29"/>; zero flag reset to indicate first byte is discarded.</text:p>
      <text:p text:style-name="P4"/>
      <text:p text:style-name="P3">;; LD-LOOP</text:p>
      <text:p text:style-name="P1"><text:span text:style-name="T2">L05A9:</text:span> <text:s/>EX <text:s text:c="5"/>AF,AF' <text:s text:c="6"/><text:span text:style-name="T3">; restore entry flags and type in A.</text:span></text:p>
      <text:p text:style-name="P1"><text:s text:c="8"/>JR <text:s text:c="5"/>NZ,L05B3 <text:s text:c="4"/><text:span text:style-name="T3">; forward to LD-FLAG if awaiting initial flag which is to be discarded.</text:span></text:p>
      <text:p text:style-name="P1"><text:s text:c="8"/>JR <text:s text:c="5"/>NC,L05BD <text:s text:c="4"/><text:span text:style-name="T3">; forward to LD-VERIFY if not to be loaded.</text:span></text:p>
      <text:p text:style-name="P1"><text:s text:c="8"/>LD <text:s text:c="5"/>(IX+$00),L <text:s text:c="2"/><text:span text:style-name="T3">; place loaded byte at memory location.</text:span></text:p>
      <text:p text:style-name="P1"><text:s text:c="8"/>JR <text:s text:c="5"/>L05C2 <text:s text:c="7"/><text:span text:style-name="T3">; forward to LD-NEXT</text:span></text:p>
      <text:p text:style-name="P1"/>
      <text:p text:style-name="P3">;; LD-FLAG</text:p>
      <text:p text:style-name="P1"><text:span text:style-name="T2">L05B3:</text:span> <text:s/>RL <text:s text:c="5"/>C <text:s text:c="11"/><text:span text:style-name="T3">; preserve carry (verify) flag in long-term state byte.Bit 7 can be lost</text:span></text:p>
      <text:p text:style-name="P1"><text:s text:c="8"/>XOR <text:s text:c="4"/>L <text:s text:c="11"/><text:span text:style-name="T3">; compare type in A with first byte in L.</text:span></text:p>
      <text:p text:style-name="P1"><text:s text:c="8"/>RET <text:s text:c="4"/>NZ <text:s text:c="10"/><text:span text:style-name="T3">; return if no match e.g. CODE vs DATA.</text:span></text:p>
      <text:p text:style-name="P1"><text:s text:c="8"/>LD <text:s text:c="5"/>A,C <text:s text:c="9"/><text:span text:style-name="T3">; fetch byte with stored carry</text:span></text:p>
      <text:p text:style-name="P1"><text:s text:c="8"/>RRA <text:s text:c="16"/><text:span text:style-name="T3"><text:s/>; rotate it to carry flag again</text:span></text:p>
      <text:p text:style-name="P1"><text:s text:c="8"/>LD <text:s text:c="5"/>C,A <text:s text:c="9"/><text:span text:style-name="T3">; restore long-term port state.</text:span></text:p>
      <text:p text:style-name="P1"><text:s text:c="8"/>INC <text:s text:c="4"/>DE <text:s text:c="10"/><text:span text:style-name="T3">; increment length ??</text:span></text:p>
      <text:p text:style-name="P1"><text:s text:c="8"/>JR <text:s text:c="5"/>L05C4 <text:s text:c="7"/><text:span text:style-name="T3">; forward to LD-DEC. but why not to location after ?</text:span></text:p>
      <text:p text:style-name="P3"/>
      <text:p text:style-name="P3"><text:soft-page-break/>;; LD-VERIFY</text:p>
      <text:p text:style-name="P1"><text:span text:style-name="T2">L05BD:</text:span> <text:s/>LD <text:s text:c="5"/>A,(IX+$00) <text:s text:c="2"/><text:span text:style-name="T3">; fetch byte from memory.</text:span></text:p>
      <text:p text:style-name="P1"><text:s text:c="8"/>XOR <text:s text:c="4"/>L <text:s text:c="11"/><text:span text:style-name="T3">; compare with that on tape</text:span></text:p>
      <text:p text:style-name="P1"><text:s text:c="8"/>RET <text:s text:c="4"/>NZ <text:s text:c="10"/><text:span text:style-name="T3">; return if not zero. </text:span></text:p>
      <text:p text:style-name="P1"/>
      <text:p text:style-name="P3">;; LD-NEXT</text:p>
      <text:p text:style-name="P1"><text:span text:style-name="T2">L05C2:</text:span> <text:s/>INC <text:s text:c="4"/>IX <text:s text:c="10"/><text:span text:style-name="T3">; increment byte pointer.</text:span></text:p>
      <text:p text:style-name="P1"/>
      <text:p text:style-name="P3">;; LD-DEC</text:p>
      <text:p text:style-name="P1"><text:span text:style-name="T2">L05C4:</text:span> <text:s/>DEC <text:s text:c="4"/>DE <text:s text:c="10"/><text:span text:style-name="T3">; decrement length.</text:span></text:p>
      <text:p text:style-name="P1"><text:s text:c="8"/>EX <text:s text:c="5"/>AF,AF' <text:s text:c="6"/><text:span text:style-name="T3">; store the flags.</text:span></text:p>
      <text:p text:style-name="P1"><text:s text:c="8"/><text:span text:style-name="T1">LD <text:s text:c="5"/>B,$B2 </text:span><text:s text:c="7"/><text:span text:style-name="T3">; timing.</text:span></text:p>
      <text:p text:style-name="P1"/>
      <text:p text:style-name="P3">;; LD-MARKER</text:p>
      <text:p text:style-name="P2"><text:span text:style-name="T2">L05C8:</text:span> <text:s/>LD <text:s text:c="5"/>L,$01 <text:s text:c="7"/><text:span text:style-name="T3">; initialize as %00000001</text:span></text:p>
      <text:p text:style-name="P1"/>
      <text:p text:style-name="P3">;; LD-8-BITS</text:p>
      <text:p text:style-name="P2"><text:span text:style-name="T2">L05CA: </text:span><text:s/>CALL <text:s text:c="3"/>L05E3 <text:s text:c="7"/><text:span text:style-name="T3">; routine LD-EDGE-2 increments B relative to gap between 2 edges.</text:span></text:p>
      <text:p text:style-name="P2"><text:s text:c="8"/>RET <text:s text:c="4"/>NC <text:s text:c="10"/><text:span text:style-name="T3">; return with time-out.</text:span></text:p>
      <text:p text:style-name="P2"><text:s text:c="8"/>LD <text:s text:c="5"/>A,$CB <text:s text:c="7"/><text:span text:style-name="T3">; the comparison byte.</text:span></text:p>
      <text:p text:style-name="P2"><text:s text:c="8"/>CP <text:s text:c="5"/>B <text:s text:c="11"/><text:span text:style-name="T3">; compare to incremented value of B.</text:span></text:p>
      <text:p text:style-name="P2"><text:s text:c="29"/><text:span text:style-name="T3">; if B is higher then bit on tape was set.</text:span></text:p>
      <text:p text:style-name="P2"><text:s text:c="29"/><text:span text:style-name="T3">; if &lt;= then bit on tape is reset. </text:span></text:p>
      <text:p text:style-name="P2"><text:s text:c="8"/>RL <text:s text:c="5"/>L <text:s text:c="11"/><text:span text:style-name="T3">; rotate the carry bit into L.</text:span></text:p>
      <text:p text:style-name="P2"><text:s text:c="8"/>LD <text:s text:c="5"/>B,$B0 <text:s text:c="7"/><text:span text:style-name="T3">; reset the B timer byte.</text:span></text:p>
      <text:p text:style-name="P2"><text:s text:c="8"/>JP <text:s text:c="5"/>NC,L05CA <text:s text:c="4"/><text:span text:style-name="T3">; JUMP back to LD-8-BITS</text:span></text:p>
      <text:p text:style-name="P1"><text:s text:c="8"/>LD <text:s text:c="5"/>A,H <text:s text:c="9"/><text:span text:style-name="T3">; fetch the running parity byte.</text:span></text:p>
      <text:p text:style-name="P1"><text:s text:c="8"/>XOR <text:s text:c="4"/>L <text:s text:c="11"/><text:span text:style-name="T3">; include the new byte.</text:span></text:p>
      <text:p text:style-name="P1"><text:s text:c="8"/>LD <text:s text:c="5"/>H,A <text:s text:c="9"/><text:span text:style-name="T3">; and store back in parity register.</text:span></text:p>
      <text:p text:style-name="P1"><text:s text:c="8"/>LD <text:s text:c="5"/>A,D <text:s text:c="9"/><text:span text:style-name="T3">; check length of</text:span></text:p>
      <text:p text:style-name="P1"><text:s text:c="8"/>OR <text:s text:c="5"/>E <text:s text:c="11"/><text:span text:style-name="T3">; expected bytes.</text:span></text:p>
      <text:p text:style-name="P1"><text:s text:c="8"/>JR <text:s text:c="5"/>NZ,L05A9 <text:s text:c="4"/><text:span text:style-name="T3">; back to LD-LOOP while there are more.</text:span></text:p>
      <text:p text:style-name="P1"><text:s text:c="8"/>LD <text:s text:c="5"/>A,H <text:s text:c="9"/><text:span text:style-name="T3">; fetch parity byte.</text:span></text:p>
      <text:p text:style-name="P1"><text:s text:c="8"/>CP <text:s text:c="5"/>$01 <text:s text:c="9"/><text:span text:style-name="T3">; set carry if zero.</text:span></text:p>
      <text:p text:style-name="P1"><text:s text:c="8"/>RET <text:s text:c="17"/><text:span text:style-name="T3">; return in no carry then error as checksum disagrees.</text:span></text:p>
      <text:p text:style-name="P1"/>
      <text:p text:style-name="P3">;; LD-EDGE-2</text:p>
      <text:p text:style-name="P2"><text:span text:style-name="T2">L05E3:</text:span> <text:s/>CALL <text:s text:c="3"/>L05E7 <text:s text:c="7"/><text:span text:style-name="T3">; call routine LD-EDGE-1 below.</text:span></text:p>
      <text:p text:style-name="P2"><text:s text:c="8"/>RET <text:s text:c="4"/>NC <text:s text:c="10"/><text:span text:style-name="T3">; return if space pressed or time-out.</text:span></text:p>
      <text:p text:style-name="P2"><text:s text:c="29"/><text:span text:style-name="T3">; else continue and look for another adjacent </text:span></text:p>
      <text:p text:style-name="P4"><text:s text:c="29"/>; edge which together represent a bit on the tape.</text:p>
      <text:p text:style-name="P2"/>
      <text:p text:style-name="P3">;; LD-EDGE-1</text:p>
      <text:p text:style-name="P1"><text:span text:style-name="T2">L05E7:</text:span> <text:s/><text:span text:style-name="T1">LD <text:s text:c="5"/>A,$16 </text:span><text:s text:c="7"/><text:span text:style-name="T3">; a delay value of twenty two.</text:span></text:p>
      <text:p text:style-name="P1"/>
      <text:p text:style-name="P3">;; LD-DELAY</text:p>
      <text:p text:style-name="P1"><text:span text:style-name="T2">L05E9: </text:span><text:s/><text:span text:style-name="T1">DEC <text:s text:c="4"/>A</text:span> <text:s text:c="11"/><text:span text:style-name="T3">; decrement counter</text:span></text:p>
      <text:p text:style-name="P1"><text:s text:c="8"/><text:span text:style-name="T1">JR <text:s text:c="5"/>NZ,L05E9 </text:span><text:s text:c="4"/><text:span text:style-name="T3">; loop back to LD-DELAY 22 times.</text:span></text:p>
      <text:p text:style-name="P1"><text:s text:c="8"/><text:span text:style-name="T1">AND <text:s text:c="5"/>A </text:span><text:s text:c="10"/><text:span text:style-name="T3">; clear carry.</text:span></text:p>
      <text:p text:style-name="P1"/>
      <text:p text:style-name="P3">;; LD-SAMPLE</text:p>
      <text:p text:style-name="P1"><text:span text:style-name="T2">L05ED:</text:span> <text:s/><text:span text:style-name="T1">INC <text:s text:c="4"/>B </text:span><text:s text:c="11"/><text:span text:style-name="T3">; increment the time-out counter.</text:span></text:p>
      <text:p text:style-name="P1"><text:s text:c="7"/><text:span text:style-name="T1"><text:s/>RET <text:s text:c="4"/>Z <text:s text:c="3"/></text:span><text:s text:c="8"/><text:span text:style-name="T3">; return with failure when $FF passed.</text:span></text:p>
      <text:p text:style-name="P1"><text:s text:c="3"/><text:span text:style-name="T1"><text:s text:c="5"/>LD <text:s text:c="5"/>A,$7F <text:s text:c="2"/></text:span><text:s text:c="5"/><text:span text:style-name="T3">; prepare to read keyboard and EAR port</text:span></text:p>
      <text:p text:style-name="P1"><text:s text:c="4"/><text:span text:style-name="T1"><text:s text:c="4"/>IN <text:s text:c="5"/>A,($FE) <text:s/></text:span><text:s text:c="4"/><text:span text:style-name="T3">; row $7FFE. bit 6 is EAR, bit 0 is SPACE key.</text:span></text:p>
      <text:p text:style-name="P1"><text:s text:c="6"/><text:span text:style-name="T1"><text:s text:c="2"/>RRA <text:s text:c="12"/></text:span><text:s text:c="5"/><text:span text:style-name="T3">; test outer key the space. (bit 6 moves to 5)</text:span></text:p>
      <text:p text:style-name="P1"><text:s text:c="7"/><text:span text:style-name="T1"><text:s/>RET <text:s text:c="4"/>NC </text:span><text:s text:c="10"/><text:span text:style-name="T3">; return if space pressed. <text:s/>&gt;&gt;&gt;</text:span></text:p>
      <text:p text:style-name="P1"><text:s text:c="6"/><text:span text:style-name="T1"><text:s text:c="2"/>XOR <text:s text:c="4"/>C <text:s/></text:span><text:s text:c="10"/><text:span text:style-name="T3">; compare with initial long-term state.</text:span></text:p>
      <text:p text:style-name="P1"><text:s text:c="6"/><text:span text:style-name="T1"><text:s text:c="2"/>AND <text:s text:c="4"/>$20 </text:span><text:s text:c="9"/><text:span text:style-name="T3">; isolate bit 5</text:span></text:p>
      <text:p text:style-name="P1"><text:s text:c="7"/><text:span text:style-name="T1"><text:s/>JR <text:s text:c="5"/>Z,L05ED </text:span><text:s text:c="5"/><text:span text:style-name="T3">; back to LD-SAMPLE if no edge.</text:span></text:p>
      <text:p text:style-name="P1"><text:s text:c="7"/><text:span text:style-name="T1"><text:s/>LD <text:s text:c="5"/>A,C <text:s text:c="2"/></text:span><text:s text:c="7"/><text:span text:style-name="T3">; fetch comparison value.</text:span></text:p>
      <text:p text:style-name="P1"><text:s text:c="2"/><text:span text:style-name="T1"><text:s text:c="6"/>CPL <text:s text:c="8"/></text:span><text:s text:c="9"/><text:span text:style-name="T3">; switch the bits</text:span></text:p>
      <text:p text:style-name="P1"><text:s text:c="7"/><text:span text:style-name="T1"><text:s/>LD <text:s text:c="5"/>C,A <text:s/></text:span><text:s text:c="8"/><text:span text:style-name="T3">; and put back in C for long-term.</text:span></text:p>
      <text:p text:style-name="P1"><text:s text:c="6"/><text:span text:style-name="T1"><text:s text:c="2"/>AND <text:s text:c="4"/>$07 </text:span><text:s text:c="9"/><text:span text:style-name="T3">; isolate new colour bits.</text:span></text:p>
      <text:p text:style-name="P1"><text:s text:c="6"/><text:span text:style-name="T1"><text:s text:c="2"/>OR <text:s text:c="5"/>$08 </text:span><text:s text:c="9"/><text:span text:style-name="T3">; set bit 3 - MIC off.</text:span></text:p>
      <text:p text:style-name="P1"><text:s text:c="6"/><text:span text:style-name="T1"><text:s text:c="2"/>OUT <text:s text:c="4"/>($FE),A <text:s text:c="2"/></text:span><text:s text:c="3"/><text:span text:style-name="T3">; send to port to effect change of colour. </text:span></text:p>
      <text:p text:style-name="P1"><text:s text:c="8"/>SCF <text:s text:c="17"/><text:span text:style-name="T3">; set carry flag signaling edge found within time allowed.</text:span></text:p>
      <text:p text:style-name="P1"><text:s text:c="8"/>RET <text:s text:c="17"/><text:span text:style-name="T3">; retur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cs" style:country-asian="CZ" style:font-size-complex="12pt" style:language-complex="cs" style:country-complex="CZ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font-name-asian="SimSun" style:font-size-asian="12pt" style:language-asian="cs" style:country-asian="CZ" style:font-name-complex="Mangal" style:font-size-complex="12pt" style:language-complex="cs" style:country-complex="CZ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17T18:57:07.41</dc:date>
    <dc:creator>Petr Šimon</dc:creator>
    <meta:generator>OpenOffice.org/3.3$Win32 OpenOffice.org_project/330m20$Build-9567</meta:generator>
    <meta:editing-duration>PT51M17S</meta:editing-duration>
    <meta:editing-cycles>6</meta:editing-cycles>
    <meta:document-statistic meta:table-count="0" meta:image-count="0" meta:object-count="0" meta:page-count="2" meta:paragraph-count="130" meta:word-count="977" meta:character-count="7019"/>
  </office:meta>
</office:document-meta>
</file>